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"/>
  <manifest:file-entry manifest:media-type="image/jpeg" manifest:full-path="Pictures/odf-community.jpg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'm using the ODFDOM toolkit!</text:p>
      <text:p><draw:frame svg:height="4.2cm" svg:width="4.2cm" text:anchor-type="paragraph"><draw:image xlink:href="Pictures/odf-community.jpg"/></draw:frame></text:p>
      <text:p>Now...it's your turn!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country="US" fo:font-size="12pt" fo:language="en" style:country-asian="US" style:country-complex="US" style:font-size-asian="12pt" style:font-size-complex="12pt" style:language-asian="en" style:language-complex="en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country="US" fo:font-size="12pt" fo:language="en" style:country-asian="US" style:country-complex="US" style:font-name="Times New Roman" style:font-name-asian="Lucida Sans Unicode" style:font-name-complex="Tahoma" style:font-size-asian="12pt" style:font-size-complex="12pt" style:language-asian="en" style:language-complex="e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